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2d6d8" officeooo:paragraph-rsid="0012d6d8"/>
    </style:style>
    <style:style style:name="P2" style:family="paragraph" style:parent-style-name="Standard">
      <style:text-properties officeooo:rsid="001421b6" officeooo:paragraph-rsid="0014925d"/>
    </style:style>
    <style:style style:name="P3" style:family="paragraph" style:parent-style-name="Standard">
      <style:text-properties officeooo:rsid="001421b6" officeooo:paragraph-rsid="00180b8b"/>
    </style:style>
    <style:style style:name="P4" style:family="paragraph" style:parent-style-name="Standard">
      <style:text-properties officeooo:rsid="0014925d" officeooo:paragraph-rsid="0014925d"/>
    </style:style>
    <style:style style:name="P5" style:family="paragraph" style:parent-style-name="Standard">
      <style:text-properties officeooo:rsid="0015314c" officeooo:paragraph-rsid="0015314c"/>
    </style:style>
    <style:style style:name="P6" style:family="paragraph" style:parent-style-name="Standard">
      <style:text-properties officeooo:rsid="0015314c" officeooo:paragraph-rsid="00180b8b"/>
    </style:style>
    <style:style style:name="P7" style:family="paragraph" style:parent-style-name="Standard">
      <style:text-properties officeooo:rsid="00180b8b" officeooo:paragraph-rsid="00180b8b"/>
    </style:style>
    <style:style style:name="P8" style:family="paragraph" style:parent-style-name="Standard">
      <style:text-properties officeooo:rsid="00199966" officeooo:paragraph-rsid="00199966"/>
    </style:style>
    <style:style style:name="P9" style:family="paragraph" style:parent-style-name="Standard">
      <style:text-properties officeooo:rsid="001aaf15" officeooo:paragraph-rsid="001aaf15"/>
    </style:style>
    <style:style style:name="P10" style:family="paragraph" style:parent-style-name="Standard">
      <style:text-properties officeooo:rsid="001ba3a4" officeooo:paragraph-rsid="001ba3a4"/>
    </style:style>
    <style:style style:name="P11" style:family="paragraph" style:parent-style-name="Standard">
      <style:text-properties officeooo:rsid="001c7369" officeooo:paragraph-rsid="001c7369"/>
    </style:style>
    <style:style style:name="P12" style:family="paragraph" style:parent-style-name="Standard">
      <style:text-properties officeooo:rsid="001dbfd5" officeooo:paragraph-rsid="001dbfd5"/>
    </style:style>
    <style:style style:name="T1" style:family="text">
      <style:text-properties officeooo:rsid="001421b6"/>
    </style:style>
    <style:style style:name="T2" style:family="text">
      <style:text-properties officeooo:rsid="0014925d"/>
    </style:style>
    <style:style style:name="T3" style:family="text">
      <style:text-properties officeooo:rsid="0017d946"/>
    </style:style>
    <style:style style:name="T4" style:family="text">
      <style:text-properties officeooo:rsid="00180b8b"/>
    </style:style>
    <style:style style:name="T5" style:family="text">
      <style:text-properties officeooo:rsid="00199966"/>
    </style:style>
    <style:style style:name="T6" style:family="text">
      <style:text-properties officeooo:rsid="001aaf15"/>
    </style:style>
    <style:style style:name="T7" style:family="text">
      <style:text-properties officeooo:rsid="001ba3a4"/>
    </style:style>
    <style:style style:name="T8" style:family="text">
      <style:text-properties officeooo:rsid="001c7369"/>
    </style:style>
    <style:style style:name="T9" style:family="text">
      <style:text-properties officeooo:rsid="001dbf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Smeraldopoli</text:span>, sera, di fronte al poke mart. <text:span text:style-name="T4">PN e Amica</text:span></text:p>
      <text:p text:style-name="P1"/>
      <text:p text:style-name="P1">Arrivano <text:span text:style-name="T1">due</text:span> criminali e circondano <text:span text:style-name="T4">i ragazzi, li minacciano e prendono Amica</text:span>.</text:p>
      <text:p text:style-name="P1"/>
      <text:p text:style-name="P3">Arriva <text:span text:style-name="T2">Prof Marx. I criminali scappano con la ragazza.</text:span></text:p>
      <text:p text:style-name="P3"><text:span text:style-name="T2">Prof Marx è Marx (ovvio) in esilio, si è ritirato a Biancavilla a studiare i pokemon perché negli altri posti non lo vogliono in quanto agitatore. (Ma questo può non importare o lo dicono i personaggi a caso.)</text:span></text:p>
      <text:p text:style-name="P2"/>
      <text:p text:style-name="P4">Ti riconosce come il figli<text:span text:style-name="T3">o </text:span>della vicina. <text:span text:style-name="T5">Ti conosce abbastanza e conosce la tua empatia coi pokemon.</text:span></text:p>
      <text:p text:style-name="P2"><text:span text:style-name="T2">Marx</text:span> parla di quanto è trascurata la città, della povertà e della miseria, <text:span text:style-name="T2">dell’insicurezza crescente.</text:span></text:p>
      <text:p text:style-name="P4">Ti riconduce a casa.</text:p>
      <text:p text:style-name="P4">Stacco.</text:p>
      <text:p text:style-name="P4"/>
      <text:p text:style-name="P4">Lab di Marx.</text:p>
      <text:p text:style-name="P7">Prof ti racconta belle cose sulla ribellione. Tu sei incazzato e gli chiedi aiuto per ritrovare Amica.</text:p>
      <text:p text:style-name="P7">Dice di non poterti aiutare, ma ti dice che c’è qualcuno che può farlo, vive nascosto alla fine del Bosco, avrai bisogno di un pokemon per raggiungerlo.</text:p>
      <text:p text:style-name="P5">Classica scelta degli starter, dovrai allenarlo molto bene (questa frase rimane enigmatica).</text:p>
      <text:p text:style-name="P5"/>
      <text:p text:style-name="P6"><text:span text:style-name="T4">Passi dalla mamma e la avvisi che parti. La mamma ti raccomanda le solite cose e ti da le scarpe da corsa.</text:span></text:p>
      <text:p text:style-name="P6">Route 1 – niente, te la cammini bello bello attraversandola.</text:p>
      <text:p text:style-name="P5"/>
      <text:p text:style-name="P5">Bosco, lo attraversi e nel mezzo si trova una casupola. Nella casupola si trova Qualcuno, <text:span text:style-name="T5">Qualcuno ti accoglie amichevolmente. Gli racconti quello che è successo, dice di poterti aiutare ma vuole testare la tua preparazione perché sarà dura. (Qui la sfida avrà un certo livello, se non sei abbastanza preparato devi allenarti un poco nell’erba alta.)</text:span></text:p>
      <text:p text:style-name="P5">Vinci la sfida. Parlate un poco e Qualcuno parla della terribile situazione nelle città.</text:p>
      <text:p text:style-name="P5">*<text:span text:style-name="T4">Qualcuno è un personaggio ribelle e positivo su tutta la linea, empatico e buono, ma guerrigliero.</text:span></text:p>
      <text:p text:style-name="P5"/>
      <text:p text:style-name="P5">Sfondano la porta è il Team Sarcazzo, polizia privata del capitalista d<text:span text:style-name="T5">i Plumbeopoli (città2) </text:span>(quella a cui fa capo anche la <text:span text:style-name="T5">Smeraldopoli</text:span>).</text:p>
      <text:p text:style-name="P5">Qualcuno dice che il tuo pokemon non si è ripreso dalla lotta tra voi due e che ci pensa lui, di scappare piuttosto.</text:p>
      <text:p text:style-name="P5"/>
      <text:p text:style-name="P5">Stacco</text:p>
      <text:p text:style-name="P5"/>
      <text:p text:style-name="P5">Sei in città, <text:span text:style-name="T6">sei stato salvato dalla infermiera Joy che ti ha tirato dentro al suo poke center. Cura il tuo pokemon e ti spiega che ultimamente le cure dei pokemon non sono più gratuite, ma devi pagare, perciò di fare attenzione, ma che lei è amica della resistenza.</text:span></text:p>
      <text:p text:style-name="P5">Chiami al telefono il prof Marx e racconti. </text:p>
      <text:p text:style-name="P5">Torni alla fine del bosco e il rifugio è vuoto, segnato da una devastante lotta (bah).</text:p>
      <text:p text:style-name="P5">Allora cominci a investigare in città e vedi le condizioni della città che fa abbastanza schifo per via della corruzione, tutta colpa del capopalestra della prima città. Niente di troppo complicato, ma da pensarla bene. Alla fine scopri che solo il capopalestra della prima città sa dove sia Qualcuno.</text:p>
      <text:p text:style-name="P8">Devi ritrovare Qualcuno <text:span text:style-name="T6">per ritrovare Amica</text:span> e sei anche motivato dalle condizioni terribili in cui si trova la citta (una sorta di Gotham city <text:span text:style-name="T6">e così saranno tutte con variazioni).</text:span></text:p>
      <text:p text:style-name="P8"/>
      <text:p text:style-name="P9">Man mano che avanzi nel gioco ti appassioni alla causa ribelle (bisogna farlo appassionare).</text:p>
      <text:p text:style-name="P9"><text:soft-page-break/><text:line-break/>Risolvi la ques della citta1, liberi Qualcuno e con lui parti alla volta della città2. Qualcuno ti fa conoscere alcuni volti della resistenza così che ti senti coinvolto e nel frattempo avanzate verso la città 2.</text:p>
      <text:p text:style-name="P9"/>
      <text:p text:style-name="P9">Città 2. Ci sarà una quest da risolvere e forse trovi Amica, o magari la trovi nella città 3, ma non troppo in là per evitare l’effetto Super Mario. Da un certo punto andrai avanti perché coinvolto attivamente nella ribellione.</text:p>
      <text:p text:style-name="P9"/>
      <text:p text:style-name="P9">[IN COSTRUZIONE]</text:p>
      <text:p text:style-name="P9"/>
      <text:p text:style-name="P9"/>
      <text:p text:style-name="P9">A un certo punto arrivi a Azzuropoli e Zafferanopoli. La prima è ancora libera e controllata dalla ribellione, la seconda è una delle città più grosse in mano a loschi giri d’affari e capitali.</text:p>
      <text:p text:style-name="P10">*Questa cosa è da implementare con un fatto storico che dia anche il via alla quest.</text:p>
      <text:p text:style-name="P9">Ci sono molti dialoghi col professore: egli si mostra disponibile, gli dà</text:p>
      <text:p text:style-name="P9">numerosi consigli e lo aiuta nel suo viaggio. Zafferanopoli, invece, è la base dei Capitalisti e in un’azione congiunta con la ribellione, Jacopo riesce ad entrare nella base. Li scoprono che i capitalisti stanno lavorando alla Master Ball, una Ball capace di catturare qualsiasi pokemon. Dal capo dei capitalisti riescono ad ottenere una preziosa informazione: essa sarebbe servita per catturare un pokemon potentissimo situato sull’Isola Cannella. Quando la polizia e Jacopo si recano nella stanza segreta dov’è custodita la Ball,scoprono che è stata rubata. Jacopo si dirige all’Isola Cannella, città <text:span text:style-name="T7">(</text:span>neutrale<text:span text:style-name="T7">)</text:span>. Qui sconfigge la palestra e indagando nella villa pokemon, scopre che in quella villa alcune persone avevano lavorato ad un pokemon geneticamente modificato basato sul DNA di Mew. Inoltre c’è una strana stanza con scritto “aiuto” su ogni</text:p>
      <text:p text:style-name="P9">parete.</text:p>
      <text:p text:style-name="P5"/>
      <text:p text:style-name="P10">Una volta sconfitte tutte le palestre e liberato il mondo, Prof Marx svela di averti convinto con le sue belle parole ad aiutare la causa ribelle, ma che ha sempre avuto il controllo di tutto. Il comunismo è un utopia e l’unico modo per realizzarlo è che qualuno comandi la massa di pecore che è l’umanità. Il rapimento di Amica era un pretesto per farlo muovere, aveva visto qualcosa in lui e nella sua empatia coi pokemon e sapeva che sarebbe ruscito a sconfiggere il capitale. I suoi scagnozzi (tra cui anche il capo dei criminali che rapì Amica) prendono il controllo della regione instaurandosi nella Lega Pokemon.</text:p>
      <text:p text:style-name="P10">*(Da valutare poi nche tradimento di Amica, o finto: è un ditto; o reale: è una stronza. <text:span text:style-name="T8">DI conseguenza da valutare alcune piccole cose sulla trama del tradimento di Prof e le vicende di Amica</text:span>).</text:p>
      <text:p text:style-name="P10">Il prof aveva portato con sé A<text:span text:style-name="T8">mica</text:span> durante gli esperimenti da lui stesso condotti alla villa pokemon (la stanza con scritto aiuto era la stanza di alice) per tenerla il più possibile nascosta. Tuttavia, accadde un imprevisto: durante la creazione di MewTwo, A<text:span text:style-name="T8">mica </text:span>entrò in contatto con Mew, che probabilmente si recò sull’Isola Cannella poiché aveva percepito che qualcuno stava facendo esperimenti sul suo DNA. Fu Mew, tramutato in un metapod, a consegnare il messaggio di <text:span text:style-name="T8">Amica alla</text:span> polizia tempo dopo. Successivamente alla creazione di MewTwo, esso fuggì dalla villa pokemon distruggendola. A quel punto il prof Marx fu costretto a far rubare dai suoi scagnozzi infiltrati nella <text:span text:style-name="T8">ribellione</text:span> la master ball (durante l’attacco alla base dei capitalisti) per MewTwo e non avere eguali.</text:p>
      <text:p text:style-name="P10"/>
      <text:p text:style-name="P10">PN cade nello sconforto, torna a Biancavilla e libera il suo pokemon. E piange.</text:p>
      <text:p text:style-name="P10"/>
      <text:p text:style-name="P11">Dopo un tot di anni la situazione è terribile. Arriva Amica (o Qualcuno a seconda ella trama precedente) e ti parla.</text:p>
      <text:p text:style-name="P11"><text:soft-page-break/>Non hai lottato per Prof, hai lottato per i tuoi ideali, hai fatto quello in cui credevi per un mondo più giusto, più libero e lieto. I tuoi ideali non ti hanno tradito, è stato un uomo a farlo, e ora i tuoi ideali e tutte le persone per cui già lottasti ti chiedono di lottare ancora e ancora. Devi affrontare la Lega Pokemon e fare il culo a Marx e compagni.</text:p>
      <text:p text:style-name="P11">Quando arrivi da Marx ti spiega che era parte del piano che tu perdessi fiducia in te stesso, perché lui ti teme. (Prova a convincerti a passare al lato socuro? Ahah)</text:p>
      <text:p text:style-name="P11"/>
      <text:p text:style-name="P11">Qui è da arrangiare un po’ a seconda di fatti precedenti. </text:p>
      <text:p text:style-name="P11">Comunque viene liberato Mewto che ferisce qualcuno, magari difeso da Qualcuno (anziché il papa) che crepa male.</text:p>
      <text:p text:style-name="P11">La squadra pkm di PN è devastata dai super 4 e Mewto comincia a rompere il cazzo con il senso della vita.</text:p>
      <text:p text:style-name="P11">Torna i ltuo pokemon iniziale, <text:span text:style-name="T9">master ball e arresto (o uccisione?) di Marx (ma forse i buoni non uccidono).</text:span></text:p>
      <text:p text:style-name="P12">Mewto scappa nella grotta Celeste.</text:p>
      <text:p text:style-name="P12"/>
      <text:p text:style-name="P12">Il mondo è libero.</text:p>
      <text:p text:style-name="P12"/>
      <text:p text:style-name="P12">Ma qualcuno fa degli strani sogni, poi pensiamo chi, intanto P pensa agli strani sogni ahah.</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9:34:51.311294971</meta:creation-date>
    <dc:date>2020-05-03T22:49:03.107304927</dc:date>
    <meta:editing-duration>PT1M48S</meta:editing-duration>
    <meta:editing-cycles>1</meta:editing-cycles>
    <meta:document-statistic meta:table-count="0" meta:image-count="0" meta:object-count="0" meta:page-count="3" meta:paragraph-count="48" meta:word-count="1263" meta:character-count="7427" meta:non-whitespace-character-count="6208"/>
    <meta:generator>LibreOffice/6.2.8.2$Linux_X86_64 LibreOffice_project/20$Build-2</meta:generator>
  </office:meta>
</office:document-meta>
</file>